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imes New Roman" fo:font-size="12pt" fo:font-weight="bold" officeooo:rsid="00145115" officeooo:paragraph-rsid="00145115" style:font-size-asian="12pt" style:font-weight-asian="bold" style:font-size-complex="12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rsid="0016cedf" officeooo:paragraph-rsid="0016cedf"/>
    </style:style>
    <style:style style:name="P10" style:family="paragraph" style:parent-style-name="Text_20_body" style:list-style-name="L1">
      <style:text-properties officeooo:rsid="0007814d" officeooo:paragraph-rsid="000e74c3"/>
    </style:style>
    <style:style style:name="P11" style:family="paragraph" style:parent-style-name="Text_20_body" style:list-style-name="L1">
      <style:text-properties officeooo:rsid="00145115" officeooo:paragraph-rsid="00145115"/>
    </style:style>
    <style:style style:name="P12" style:family="paragraph" style:parent-style-name="Text_20_body" style:list-style-name="L1">
      <style:text-properties officeooo:rsid="00157e43" officeooo:paragraph-rsid="00157e43"/>
    </style:style>
    <style:style style:name="P13" style:family="paragraph" style:parent-style-name="Table_20_Contents">
      <style:text-properties style:font-name="Trebuchet MS" officeooo:rsid="000909ac" officeooo:paragraph-rsid="0016f00b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5da47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57e43"/>
    </style:style>
    <style:style style:name="T9" style:family="text">
      <style:text-properties officeooo:rsid="0016cedf"/>
    </style:style>
    <style:style style:name="T10" style:family="text">
      <style:text-properties officeooo:rsid="0016f00b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Visualizza Dati Tirocinant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478867" text:style-name="L1">
              <text:list-item>
                <text:p text:style-name="P9">Federica, impiegata dell'asilo, vuole visualizzare i dati di un tirocinante per conoscere gli orari del nuovo turno di lavoro.</text:p>
              </text:list-item>
              <text:list-item>
                <text:p text:style-name="P6"><text:span text:style-name="T7">Federica</text:span><text:span text:style-name="T6"> s</text:span>i connette alla rete <text:span text:style-name="T9">e a</text:span><text:span text:style-name="T3">ccede al sito </text:span><text:span text:style-name="T5">dell'asilo Mazzetti.</text:span></text:p>
              </text:list-item>
              <text:list-item>
                <text:p text:style-name="P7"><text:span text:style-name="T7">Federica</text:span><text:span text:style-name="T3"> inserisce </text:span><text:span text:style-name="T6">username e password per la sua autenticazione.</text:span></text:p>
                <text:list>
                  <text:list-item>
                    <text:p text:style-name="P10">Il sistema mostra una schermata con tutte le possibili operazioni.</text:p>
                  </text:list-item>
                </text:list>
              </text:list-item>
              <text:list-item>
                <text:p text:style-name="P8"><text:span text:style-name="T7">Federica</text:span><text:span text:style-name="T3"> </text:span><text:span text:style-name="T7">sceglie l'area del sito riguardante </text:span><text:span text:style-name="T9">la visualizzazione dei dati dei tirocinanti.</text:span></text:p>
                <text:list>
                  <text:list-item>
                    <text:p text:style-name="P11">Il sistema visualizza <text:span text:style-name="T8">l'elenco de</text:span>gli studenti che hanno richiesto di effettuare il tirocinio presso l'asilo Mazzetti in ordine alfabetico</text:p>
                  </text:list-item>
                </text:list>
              </text:list-item>
              <text:list-item>
                <text:p text:style-name="P12">Federica clicca sul tirocinante “Andrea Ragozzino”.</text:p>
                <text:list>
                  <text:list-item>
                    <text:p text:style-name="P12">Il sistema visualizza i suoi dati</text:p>
                  </text:list-item>
                </text:list>
              </text:list-item>
              <text:list-item>
                <text:p text:style-name="P6"><text:span text:style-name="T7">Federica</text:span> <text:span text:style-name="T9">prende visione degli orari di lavoro del tirocinante e si disconnette dal sistema.</text:span></text:p>
              </text:list-item>
            </text:list>
          </table:table-cell>
        </table:table-row>
      </table:table>
      <text:p text:style-name="P4"/>
      <text:p text:style-name="P13"><text:span text:style-name="T10">SC 4: Federica, impiegata dell'asilo, visualizza i dati di un tirocinant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35:15.76</dc:date>
    <meta:editing-duration>PT4H32M56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42" meta:character-count="938" meta:non-whitespace-character-count="819"/>
  </office:meta>
</office:document-meta>
</file>